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from_Jan" table:style-name="ce1">
            <text:p>from_Jan</text:p>
          </table:table-cell>
          <table:table-cell office:value-type="string" office:value="thru_Dec" table:style-name="ce1">
            <text:p>thru_Dec</text:p>
          </table:table-cell>
          <table:table-cell office:value-type="string" office:value="years" table:style-name="ce1">
            <text:p>years</text:p>
          </table:table-cell>
          <table:table-cell office:value-type="string" office:value="extended_YBAR" table:style-name="ce1">
            <text:p>extended_YBAR</text:p>
          </table:table-cell>
          <table:table-cell office:value-type="string" office:value="old_YBAR" table:style-name="ce1">
            <text:p>old_YBAR</text:p>
          </table:table-cell>
          <table:table-cell office:value-type="string" office:value="SP500" table:style-name="ce1">
            <text:p>SP500</text:p>
          </table:table-cell>
          <table:table-cell office:value-type="string" office:value="stock_max" table:style-name="ce1">
            <text:p>stock_max</text:p>
          </table:table-cell>
          <table:table-cell office:value-type="string" office:value="stock_min" table:style-name="ce1">
            <text:p>stock_min</text:p>
          </table:table-cell>
          <table:table-cell office:value-type="string" office:value="money_mkt" table:style-name="ce1">
            <text:p>money_mkt</text:p>
          </table:table-cell>
        </table:table-row>
        <table:table-row>
          <table:table-cell office:value-type="float" office:value="1911" table:style-name="ce1">
            <text:p>1911</text:p>
          </table:table-cell>
          <table:table-cell office:value-type="float" office:value="2024" table:style-name="ce1">
            <text:p>2024</text:p>
          </table:table-cell>
          <table:table-cell office:value-type="float" office:value="114" table:style-name="ce1">
            <text:p>114</text:p>
          </table:table-cell>
          <table:table-cell office:value-type="float" office:value="0.363632104731043" table:style-name="ce1">
            <text:p>0.363632104731043</text:p>
          </table:table-cell>
          <table:table-cell office:value-type="float" office:value="0.369563859536496" table:style-name="ce1">
            <text:p>0.369563859536496</text:p>
          </table:table-cell>
          <table:table-cell office:value-type="float" office:value="0.32584122314167" table:style-name="ce1">
            <text:p>0.32584122314167</text:p>
          </table:table-cell>
          <table:table-cell office:value-type="float" office:value="0.313570309903099" table:style-name="ce1">
            <text:p>0.313570309903099</text:p>
          </table:table-cell>
          <table:table-cell office:value-type="float" office:value="0.303496855430406" table:style-name="ce1">
            <text:p>0.303496855430406</text:p>
          </table:table-cell>
          <table:table-cell office:value-type="float" office:value="-0.180866836755506" table:style-name="ce1">
            <text:p>-0.180866836755506</text:p>
          </table:table-cell>
        </table:table-row>
        <table:table-row>
          <table:table-cell office:value-type="float" office:value="1911" table:style-name="ce1">
            <text:p>1911</text:p>
          </table:table-cell>
          <table:table-cell office:value-type="float" office:value="1935" table:style-name="ce1">
            <text:p>1935</text:p>
          </table:table-cell>
          <table:table-cell office:value-type="float" office:value="25" table:style-name="ce1">
            <text:p>25</text:p>
          </table:table-cell>
          <table:table-cell office:value-type="float" office:value="0.262955689823412" table:style-name="ce1">
            <text:p>0.262955689823412</text:p>
          </table:table-cell>
          <table:table-cell office:value-type="float" office:value="0.265573423257606" table:style-name="ce1">
            <text:p>0.265573423257606</text:p>
          </table:table-cell>
          <table:table-cell office:value-type="float" office:value="0.237979025344353" table:style-name="ce1">
            <text:p>0.237979025344353</text:p>
          </table:table-cell>
          <table:table-cell office:value-type="float" office:value="0.22036844841145" table:style-name="ce1">
            <text:p>0.22036844841145</text:p>
          </table:table-cell>
          <table:table-cell office:value-type="float" office:value="0.206614869725642" table:style-name="ce1">
            <text:p>0.206614869725642</text:p>
          </table:table-cell>
          <table:table-cell office:value-type="float" office:value="-0.120090011089801" table:style-name="ce1">
            <text:p>-0.120090011089801</text:p>
          </table:table-cell>
        </table:table-row>
        <table:table-row>
          <table:table-cell office:value-type="float" office:value="1936" table:style-name="ce1">
            <text:p>1936</text:p>
          </table:table-cell>
          <table:table-cell office:value-type="float" office:value="1960" table:style-name="ce1">
            <text:p>1960</text:p>
          </table:table-cell>
          <table:table-cell office:value-type="float" office:value="25" table:style-name="ce1">
            <text:p>25</text:p>
          </table:table-cell>
          <table:table-cell office:value-type="float" office:value="0.54992780485358" table:style-name="ce1">
            <text:p>0.54992780485358</text:p>
          </table:table-cell>
          <table:table-cell office:value-type="float" office:value="0.561962762869881" table:style-name="ce1">
            <text:p>0.561962762869881</text:p>
          </table:table-cell>
          <table:table-cell office:value-type="float" office:value="0.553998924042427" table:style-name="ce1">
            <text:p>0.553998924042427</text:p>
          </table:table-cell>
          <table:table-cell office:value-type="float" office:value="0.54658996407887" table:style-name="ce1">
            <text:p>0.54658996407887</text:p>
          </table:table-cell>
          <table:table-cell office:value-type="float" office:value="0.540063287531465" table:style-name="ce1">
            <text:p>0.540063287531465</text:p>
          </table:table-cell>
          <table:table-cell office:value-type="float" office:value="-0.329101636203785" table:style-name="ce1">
            <text:p>-0.329101636203785</text:p>
          </table:table-cell>
        </table:table-row>
        <table:table-row>
          <table:table-cell office:value-type="float" office:value="1961" table:style-name="ce1">
            <text:p>1961</text:p>
          </table:table-cell>
          <table:table-cell office:value-type="float" office:value="1992" table:style-name="ce1">
            <text:p>1992</text:p>
          </table:table-cell>
          <table:table-cell office:value-type="float" office:value="32" table:style-name="ce1">
            <text:p>32</text:p>
          </table:table-cell>
          <table:table-cell office:value-type="float" office:value="0.415888387173588" table:style-name="ce1">
            <text:p>0.415888387173588</text:p>
          </table:table-cell>
          <table:table-cell office:value-type="float" office:value="0.425213420396288" table:style-name="ce1">
            <text:p>0.425213420396288</text:p>
          </table:table-cell>
          <table:table-cell office:value-type="float" office:value="0.245936445960933" table:style-name="ce1">
            <text:p>0.245936445960933</text:p>
          </table:table-cell>
          <table:table-cell office:value-type="float" office:value="0.243228003610966" table:style-name="ce1">
            <text:p>0.243228003610966</text:p>
          </table:table-cell>
          <table:table-cell office:value-type="float" office:value="0.240949983747597" table:style-name="ce1">
            <text:p>0.240949983747597</text:p>
          </table:table-cell>
          <table:table-cell office:value-type="float" office:value="-0.11271239697237" table:style-name="ce1">
            <text:p>-0.11271239697237</text:p>
          </table:table-cell>
        </table:table-row>
        <table:table-row>
          <table:table-cell office:value-type="float" office:value="1991" table:style-name="ce1">
            <text:p>1991</text:p>
          </table:table-cell>
          <table:table-cell office:value-type="float" office:value="2024" table:style-name="ce1">
            <text:p>2024</text:p>
          </table:table-cell>
          <table:table-cell office:value-type="float" office:value="34" table:style-name="ce1">
            <text:p>34</text:p>
          </table:table-cell>
          <table:table-cell office:value-type="float" office:value="0.386071105576623" table:style-name="ce1">
            <text:p>0.386071105576623</text:p>
          </table:table-cell>
          <table:table-cell office:value-type="float" office:value="0.404399542000969" table:style-name="ce1">
            <text:p>0.404399542000969</text:p>
          </table:table-cell>
          <table:table-cell office:value-type="float" office:value="0.33665841058752" table:style-name="ce1">
            <text:p>0.33665841058752</text:p>
          </table:table-cell>
          <table:table-cell office:value-type="float" office:value="0.320870413105527" table:style-name="ce1">
            <text:p>0.320870413105527</text:p>
          </table:table-cell>
          <table:table-cell office:value-type="float" office:value="0.308032896200152" table:style-name="ce1">
            <text:p>0.308032896200152</text:p>
          </table:table-cell>
          <table:table-cell office:value-type="float" office:value="-0.363524496691834" table:style-name="ce1">
            <text:p>-0.36352449669183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